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809" officeooo:paragraph-rsid="001fe809"/>
    </style:style>
    <style:style style:name="P2" style:family="paragraph" style:parent-style-name="Standard">
      <style:text-properties officeooo:rsid="00210686" officeooo:paragraph-rsid="00210686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fe809" officeooo:paragraph-rsid="001fe809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fo:font-style="italic" style:text-underline-style="solid" style:text-underline-width="auto" style:text-underline-color="font-color" fo:font-weight="bold" officeooo:rsid="001fe809" officeooo:paragraph-rsid="001fe809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22d687" officeooo:paragraph-rsid="0022d687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210686" officeooo:paragraph-rsid="0021068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23dfdb" officeooo:paragraph-rsid="0023dfdb" style:font-style-asian="italic" style:font-weight-asian="bold" style:font-style-complex="italic" style:font-weight-complex="bold"/>
    </style:style>
    <style:style style:name="T1" style:family="text">
      <style:text-properties officeooo:rsid="002106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MARKS</text:p>
      <text:list xml:id="list6385247749258493163" text:style-name="L1">
        <text:list-item>
          <text:p text:style-name="P4">GeometricObject , Rectangle &amp; Hexagon is all compiling without any issue</text:p>
        </text:list-item>
        <text:list-item>
          <text:p text:style-name="P4">There are some minor issues with the Main Function</text:p>
        </text:list-item>
        <text:list-item>
          <text:p text:style-name="P4">All the required Functions and Exception Handling has been implemented</text:p>
        </text:list-item>
      </text:list>
      <text:p text:style-name="P3"/>
      <text:p text:style-name="P1"/>
      <text:p text:style-name="P1"/>
      <text:p text:style-name="P1"/>
      <text:p text:style-name="P5">//<text:span text:style-name="T1">GeometricObject.java</text:span></text:p>
      <text:p text:style-name="P1"/>
      <text:p text:style-name="P2">import java.util.*;</text:p>
      <text:p text:style-name="P2">import java.lang.*;</text:p>
      <text:p text:style-name="P2"/>
      <text:p text:style-name="P2"/>
      <text:p text:style-name="P2">public abstract class GeometricObject <text:s/>{</text:p>
      <text:p text:style-name="P2"/>
      <text:p text:style-name="P2"><text:tab/>private <text:s/>double Area;</text:p>
      <text:p text:style-name="P2"><text:tab/>private double Perimeter;</text:p>
      <text:p text:style-name="P2"><text:tab/></text:p>
      <text:p text:style-name="P2"><text:tab/></text:p>
      <text:p text:style-name="P2"/>
      <text:p text:style-name="P2"><text:tab/>public abstract double getArea();</text:p>
      <text:p text:style-name="P2"/>
      <text:p text:style-name="P2"><text:tab/>public abstract double getPerimeter();</text:p>
      <text:p text:style-name="P2"/>
      <text:p text:style-name="P2"><text:tab/>public abstract void getInfo();</text:p>
      <text:p text:style-name="P2"/>
      <text:p text:style-name="P2"><text:tab/>public static void max(ArrayList&lt;GeometricObject&gt; list , int position1 , int position2){</text:p>
      <text:p text:style-name="P2"/>
      <text:p text:style-name="P2"><text:tab/><text:tab/>if ( list.get(position1).getArea() &gt; list.get(position2).getArea() )</text:p>
      <text:p text:style-name="P2"><text:tab/><text:tab/><text:tab/>System.out.println("Object 1 has bigger Area");</text:p>
      <text:p text:style-name="P2"><text:tab/><text:tab/>else if ( list.get(position1).getArea() &lt; list.get(position2).getArea() )</text:p>
      <text:p text:style-name="P2"><text:tab/><text:tab/><text:tab/>System.out.println("Object 2 has bigger Area");</text:p>
      <text:p text:style-name="P2"><text:tab/><text:tab/>else </text:p>
      <text:p text:style-name="P2"><text:tab/><text:tab/><text:tab/>System.out.println("Object 2 Area = Object 1 Area");</text:p>
      <text:p text:style-name="P2"/>
      <text:p text:style-name="P2"><text:tab/>}</text:p>
      <text:p text:style-name="P2"><text:tab/></text:p>
      <text:p text:style-name="P2">}</text:p>
      <text:p text:style-name="P2"/>
      <text:p text:style-name="P2"/>
      <text:p text:style-name="P2"/>
      <text:p text:style-name="P6">//Rectangle.java</text:p>
      <text:p text:style-name="P2"/>
      <text:p text:style-name="P2">import java.util.*;</text:p>
      <text:p text:style-name="P2">import java.lang.*;</text:p>
      <text:p text:style-name="P2">import java.io.*;</text:p>
      <text:p text:style-name="P2"/>
      <text:p text:style-name="P2">public class Rectangle extends GeometricObject {</text:p>
      <text:p text:style-name="P2"/>
      <text:p text:style-name="P2"><text:tab/>private <text:s/>double width;</text:p>
      <text:p text:style-name="P2"><text:tab/>private double height;</text:p>
      <text:p text:style-name="P2"><text:soft-page-break/><text:tab/>public double x1,y1,x2,y2,x3,y3,x4,y4;</text:p>
      <text:p text:style-name="P2"/>
      <text:p text:style-name="P2"><text:tab/>public double centerX ,centerY;</text:p>
      <text:p text:style-name="P2"/>
      <text:p text:style-name="P2"/>
      <text:p text:style-name="P2"><text:tab/></text:p>
      <text:p text:style-name="P2"/>
      <text:p text:style-name="P2"/>
      <text:p text:style-name="P2"><text:tab/></text:p>
      <text:p text:style-name="P2"/>
      <text:p text:style-name="P2"><text:tab/>public <text:s/>Rectangle(double x1 , double y1 , double x2 , double y2 , double x3 , double y3 , double x4 ,double y4){</text:p>
      <text:p text:style-name="P2"/>
      <text:p text:style-name="P2"><text:tab/> <text:s text:c="2"/><text:tab/>double width1,width2,height1,height2;</text:p>
      <text:p text:style-name="P2"><text:tab/> <text:s text:c="2"/><text:tab/></text:p>
      <text:p text:style-name="P2"><text:tab/> <text:s text:c="2"/><text:tab/>width1 = Distance(x1,y1,x2,y2);</text:p>
      <text:p text:style-name="P2"><text:tab/> <text:s text:c="2"/><text:tab/>width2 = Distance(x3,y3,x4,y4);</text:p>
      <text:p text:style-name="P2"><text:tab/> <text:s text:c="2"/><text:tab/>height1 = Distance(x1,y1,x4,y4);</text:p>
      <text:p text:style-name="P2"><text:tab/> <text:s text:c="2"/><text:tab/>height2 = Distance(x2,y2,x3,y3);</text:p>
      <text:p text:style-name="P2"><text:s text:c="8"/>this.width=0;</text:p>
      <text:p text:style-name="P2"><text:s text:c="8"/>this.height=0;</text:p>
      <text:p text:style-name="P2"><text:s text:c="8"/>//Finding the center of the Rectangle</text:p>
      <text:p text:style-name="P2"><text:s text:c="8"/>this.centerX = (this.x1 + this . x2 + this.x3 + this.x4)/4;</text:p>
      <text:p text:style-name="P2"><text:tab/><text:tab/>this.centerX = (this.y1 + this . y2 + this.y3 + this.y4)/4;</text:p>
      <text:p text:style-name="P2"/>
      <text:p text:style-name="P2"><text:tab/> <text:s text:c="2"/><text:tab/>if (width1==width2)</text:p>
      <text:p text:style-name="P2"><text:tab/> <text:s text:c="2"/><text:tab/><text:tab/>this.width=width1;</text:p>
      <text:p text:style-name="P2"><text:tab/> <text:s text:c="2"/><text:tab/>else System.out.println("Error , not a Rectangle because (the widths not equal)");</text:p>
      <text:p text:style-name="P2"><text:tab/> <text:s text:c="2"/><text:tab/></text:p>
      <text:p text:style-name="P2"><text:tab/> <text:s text:c="2"/><text:tab/>if(height1==height2)</text:p>
      <text:p text:style-name="P2"><text:tab/> <text:s text:c="2"/><text:tab/><text:tab/>this.height=height1;</text:p>
      <text:p text:style-name="P2"><text:tab/> <text:s text:c="2"/><text:tab/>else System.out.println("Error , not a Rectangle because (the heights not equal)");</text:p>
      <text:p text:style-name="P2"><text:tab/><text:tab/></text:p>
      <text:p text:style-name="P2"><text:tab/>}</text:p>
      <text:p text:style-name="P2"/>
      <text:p text:style-name="P2"><text:s text:c="4"/></text:p>
      <text:p text:style-name="P2"><text:tab/>public int checkRect(){</text:p>
      <text:p text:style-name="P2"><text:tab/><text:tab/>if (this.width!=0 &amp;&amp; this.height!=0 )</text:p>
      <text:p text:style-name="P2"><text:tab/><text:tab/><text:tab/>return 1;</text:p>
      <text:p text:style-name="P2"><text:tab/><text:tab/>else return 0;</text:p>
      <text:p text:style-name="P2"/>
      <text:p text:style-name="P2"><text:tab/>}</text:p>
      <text:p text:style-name="P2"/>
      <text:p text:style-name="P2"><text:s text:c="3"/></text:p>
      <text:p text:style-name="P2"/>
      <text:p text:style-name="P2"><text:tab/>public <text:s/>double getWidth(){</text:p>
      <text:p text:style-name="P2"><text:tab/><text:tab/>return this.width;</text:p>
      <text:p text:style-name="P2"/>
      <text:p text:style-name="P2"><text:tab/>}</text:p>
      <text:p text:style-name="P2"/>
      <text:p text:style-name="P2"><text:tab/>public <text:s/>double getHeight(){</text:p>
      <text:p text:style-name="P2"><text:tab/><text:tab/>return this.height;</text:p>
      <text:p text:style-name="P2"><text:soft-page-break/><text:tab/>}</text:p>
      <text:p text:style-name="P2"/>
      <text:p text:style-name="P2"><text:tab/>/** Return area */</text:p>
      <text:p text:style-name="P2"><text:s text:c="2"/>public double getArea() {return width * height; }</text:p>
      <text:p text:style-name="P2"/>
      <text:p text:style-name="P2"><text:s text:c="2"/>/** Return perimeter */</text:p>
      <text:p text:style-name="P2"><text:s text:c="2"/>public double getPerimeter() {return 2 * (width + height);}</text:p>
      <text:p text:style-name="P2"/>
      <text:p text:style-name="P2"><text:s text:c="2"/>public double Distance(double x1 ,double y1 ,double x2,double y2){</text:p>
      <text:p text:style-name="P2"><text:tab/><text:tab/>double X = Math.pow( x1 - x2 ,2);</text:p>
      <text:p text:style-name="P2"><text:tab/><text:tab/>double Y = Math.pow( y1 - y2 ,2);</text:p>
      <text:p text:style-name="P2"><text:tab/><text:tab/>return Math.sqrt(X+Y);</text:p>
      <text:p text:style-name="P2"/>
      <text:p text:style-name="P2"><text:tab/>}</text:p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/>
      <text:p text:style-name="P2"><text:s text:c="2"/>public void getInfo(){</text:p>
      <text:p text:style-name="P2"><text:s text:c="2"/><text:tab/>System.out.println("x1=" + x1 + ",y1=" + y1);</text:p>
      <text:p text:style-name="P2"><text:s text:c="2"/><text:tab/>System.out.println("x2=" + x2 + ",y2=" + y2);</text:p>
      <text:p text:style-name="P2"><text:s text:c="2"/><text:tab/>System.out.println("x3=" + x3 + ",y3=" + y3);</text:p>
      <text:p text:style-name="P2"><text:s text:c="2"/><text:tab/>System.out.println("x4=" + x4 + ",y4=" + y4);</text:p>
      <text:p text:style-name="P2"><text:s text:c="2"/><text:tab/>System.out.println("Height=" + getHeight());</text:p>
      <text:p text:style-name="P2"><text:s text:c="2"/><text:tab/>System.out.println("Width =" + getWidth());</text:p>
      <text:p text:style-name="P2"><text:s text:c="2"/><text:tab/>System.out.println("Area=" + getArea());</text:p>
      <text:p text:style-name="P2"><text:s text:c="2"/><text:tab/>System.out.println("Perimeter=" + getPerimeter());</text:p>
      <text:p text:style-name="P2"><text:s text:c="2"/>}</text:p>
      <text:p text:style-name="P2"/>
      <text:p text:style-name="P2"/>
      <text:p text:style-name="P2"/>
      <text:p text:style-name="P2"><text:tab/></text:p>
      <text:p text:style-name="P2"/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//Hexagon.java</text:p>
      <text:p text:style-name="P2"/>
      <text:p text:style-name="P2">import java.util.*;</text:p>
      <text:p text:style-name="P2">import java.lang.*;</text:p>
      <text:p text:style-name="P2">import java.io.*;</text:p>
      <text:p text:style-name="P2"/>
      <text:p text:style-name="P2">public class Hexagon extends GeometricObject <text:s/>{</text:p>
      <text:p text:style-name="P2"><text:s text:c="3"/></text:p>
      <text:p text:style-name="P2"><text:s text:c="4"/>//Height is the total height of the Hexagon , ie distance between any two opposite corners</text:p>
      <text:p text:style-name="P2"><text:tab/>private <text:s/>double height;</text:p>
      <text:p text:style-name="P2"><text:tab/>//Width is the lenght between any two opposite sides</text:p>
      <text:p text:style-name="P2"><text:tab/>private double width;</text:p>
      <text:p text:style-name="P2"><text:tab/>//Side is the length of the side of the hexagon </text:p>
      <text:p text:style-name="P2"><text:tab/>private double side;</text:p>
      <text:p text:style-name="P2"><text:s text:c="4"/>//This stores the sides of the Hexagon</text:p>
      <text:p text:style-name="P2"><text:s text:c="4"/>public double x1,y1,x2,y2,x3,y3,x4,y4,x5,y5,x6,y6;</text:p>
      <text:p text:style-name="P2"><text:s text:c="4"/>//</text:p>
      <text:p text:style-name="P2"><text:tab/>public Rectangle rect1 , rect2;</text:p>
      <text:p text:style-name="P2"/>
      <text:p text:style-name="P2"/>
      <text:p text:style-name="P2"><text:tab/></text:p>
      <text:p text:style-name="P2"/>
      <text:p text:style-name="P2"/>
      <text:p text:style-name="P2"><text:tab/></text:p>
      <text:p text:style-name="P2"/>
      <text:p text:style-name="P2"><text:tab/>public <text:s/>Hexagon(double x1 , double y1 , double x2 , double y2 , double x3 , double y3 , double x4 ,double y4 , double x5 ,double y5 ,double x6 , double y6){</text:p>
      <text:p text:style-name="P2"><text:s text:c="8"/></text:p>
      <text:p text:style-name="P2"><text:s text:c="9"/>this.x1 = x1;</text:p>
      <text:p text:style-name="P2"><text:s text:c="9"/>this.y1 = y1;</text:p>
      <text:p text:style-name="P2"><text:s text:c="9"/>this.x2 = x2;</text:p>
      <text:p text:style-name="P2"><text:s text:c="9"/>this.y2 = y2;</text:p>
      <text:p text:style-name="P2"><text:s text:c="9"/>this.x3 = x3;</text:p>
      <text:p text:style-name="P2"><text:s text:c="9"/>this.y3 = y3;</text:p>
      <text:p text:style-name="P2"><text:s text:c="9"/>this.x4 = x4;</text:p>
      <text:p text:style-name="P2"><text:s text:c="9"/>this.y4 = y4;</text:p>
      <text:p text:style-name="P2"/>
      <text:p text:style-name="P2"><text:tab/> <text:s text:c="2"/><text:tab/>rect1 = new Rectangle(x1,y1,x2,y2,x4,y4,x5,y5);</text:p>
      <text:p text:style-name="P2"><text:tab/> <text:s text:c="2"/><text:tab/>rect2 = new Rectangle(x6,y6,x1,y1,x3,y3,x4,y4);</text:p>
      <text:p text:style-name="P2"><text:s text:c="8"/></text:p>
      <text:p text:style-name="P2"><text:s text:c="8"/>// If the two Rectangles that form <text:s/>the Hexagon has equal Height&amp; width and same Center then this will form a Hexagon</text:p>
      <text:p text:style-name="P2"><text:tab/> <text:s text:c="2"/><text:tab/>if (rect1.checkRect()==1 &amp;&amp; rect2.checkRect()==1 &amp;&amp; rect1.getHeight()==rect2.getHeight() &amp;&amp; rect1.getWidth()==rect2.getWidth() ){</text:p>
      <text:p text:style-name="P2"><text:tab/> <text:s text:c="2"/><text:tab/><text:tab/> if (rect1.centerX == rect2.centerX <text:s/>&amp;&amp; rect1.centerY == rect2.centerY ){</text:p>
      <text:p text:style-name="P2"><text:tab/> <text:s text:c="2"/><text:tab/><text:tab/>System.out.println("Valid Hexagon coordinates");</text:p>
      <text:p text:style-name="P2"><text:tab/> <text:s text:c="2"/><text:tab/><text:tab/>this.side = rect1.getHeight();}</text:p>
      <text:p text:style-name="P2"><text:tab/> <text:s text:c="2"/><text:tab/>}</text:p>
      <text:p text:style-name="P2"/>
      <text:p text:style-name="P2"><text:tab/> <text:s text:c="2"/><text:tab/>else System.out.println("InValid Hexagon coordinates");</text:p>
      <text:p text:style-name="P2"/>
      <text:p text:style-name="P2"><text:soft-page-break/></text:p>
      <text:p text:style-name="P2"/>
      <text:p text:style-name="P2"><text:tab/> <text:s text:c="2"/><text:tab/>this.width <text:s/>= 2* Math.cos(30) * this.side;</text:p>
      <text:p text:style-name="P2"><text:tab/> <text:s text:c="2"/><text:tab/>this.height = this.side + 2* Math.sin(30) * this.side;</text:p>
      <text:p text:style-name="P2"><text:tab/><text:tab/></text:p>
      <text:p text:style-name="P2"><text:tab/>}</text:p>
      <text:p text:style-name="P2"/>
      <text:p text:style-name="P2"><text:tab/></text:p>
      <text:p text:style-name="P2"/>
      <text:p text:style-name="P2"><text:tab/>public <text:s/>double getWidthHex(){</text:p>
      <text:p text:style-name="P2"><text:tab/><text:tab/>return this.width;</text:p>
      <text:p text:style-name="P2"/>
      <text:p text:style-name="P2"><text:tab/>}</text:p>
      <text:p text:style-name="P2"/>
      <text:p text:style-name="P2"><text:tab/>public <text:s/>double getHeightHex(){</text:p>
      <text:p text:style-name="P2"><text:tab/><text:tab/>return this.height;</text:p>
      <text:p text:style-name="P2"><text:tab/>}</text:p>
      <text:p text:style-name="P2"/>
      <text:p text:style-name="P2"><text:tab/>/** Return area */</text:p>
      <text:p text:style-name="P2"><text:s text:c="2"/>public double getArea() {return 9 * Math.pow(3 , .5) * Math.pow(this.side , 2); }</text:p>
      <text:p text:style-name="P2"/>
      <text:p text:style-name="P2"><text:s text:c="2"/>/** Return perimeter */</text:p>
      <text:p text:style-name="P2"><text:s text:c="2"/>public double getPerimeter() {return 6 * this.side;}</text:p>
      <text:p text:style-name="P2"/>
      <text:p text:style-name="P2"><text:s text:c="2"/>public double Distance(double x1 ,double y1 ,double x2,double y2){</text:p>
      <text:p text:style-name="P2"><text:tab/><text:tab/>double X = Math.pow( x1 - x2 ,2);</text:p>
      <text:p text:style-name="P2"><text:tab/><text:tab/>double Y = Math.pow( y1 - y2 ,2);</text:p>
      <text:p text:style-name="P2"><text:tab/><text:tab/>return Math.sqrt(X+Y);</text:p>
      <text:p text:style-name="P2"/>
      <text:p text:style-name="P2"><text:tab/>}</text:p>
      <text:p text:style-name="P2"/>
      <text:p text:style-name="P2"/>
      <text:p text:style-name="P2"/>
      <text:p text:style-name="P2"/>
      <text:p text:style-name="P2"><text:tab/></text:p>
      <text:p text:style-name="P2"/>
      <text:p text:style-name="P2"/>
      <text:p text:style-name="P2"/>
      <text:p text:style-name="P2"><text:s text:c="2"/>public void getInfo(){</text:p>
      <text:p text:style-name="P2"><text:s text:c="2"/><text:tab/>System.out.println("x1=" + x1 + ",y1=" + y1);</text:p>
      <text:p text:style-name="P2"><text:s text:c="2"/><text:tab/>System.out.println("x2=" + x2 + ",y2=" + y2);</text:p>
      <text:p text:style-name="P2"><text:s text:c="2"/><text:tab/>System.out.println("x3=" + x3 + ",y3=" + y3);</text:p>
      <text:p text:style-name="P2"><text:s text:c="2"/><text:tab/>System.out.println("x4=" + x4 + ",y4=" + y4);</text:p>
      <text:p text:style-name="P2"><text:s text:c="2"/><text:tab/>System.out.println("x5=" + x5 + ",y5=" + y5);</text:p>
      <text:p text:style-name="P2"><text:s text:c="2"/><text:tab/>System.out.println("x6=" + x6 + ",y6=" + y6);</text:p>
      <text:p text:style-name="P2"><text:s text:c="2"/><text:tab/>System.out.println("Height=" + getHeightHex());</text:p>
      <text:p text:style-name="P2"><text:s text:c="2"/><text:tab/>System.out.println("Width =" + getWidthHex());</text:p>
      <text:p text:style-name="P2"><text:s text:c="2"/><text:tab/>System.out.println("Area=" + getArea());</text:p>
      <text:p text:style-name="P2"><text:s text:c="2"/><text:tab/>System.out.println("Perimeter=" + getPerimeter());</text:p>
      <text:p text:style-name="P2"><text:s text:c="2"/>}</text:p>
      <text:p text:style-name="P2"/>
      <text:p text:style-name="P2"/>
      <text:p text:style-name="P2"><text:soft-page-break/></text:p>
      <text:p text:style-name="P2"><text:tab/></text:p>
      <text:p text:style-name="P2"/>
      <text:p text:style-name="P2">}</text:p>
      <text:p text:style-name="P2"/>
      <text:p text:style-name="P2"/>
      <text:p text:style-name="P2"/>
      <text:p text:style-name="P6">//Main.java</text:p>
      <text:p text:style-name="P2"/>
      <text:p text:style-name="P2">import java.util.*;</text:p>
      <text:p text:style-name="P2">import java.io.*;</text:p>
      <text:p text:style-name="P2">import java.lang.*;</text:p>
      <text:p text:style-name="P2"/>
      <text:p text:style-name="P2">class Test {</text:p>
      <text:p text:style-name="P2"><text:tab/><text:tab/></text:p>
      <text:p text:style-name="P2"/>
      <text:p text:style-name="P2"><text:tab/>public static void main(String args[]) {</text:p>
      <text:p text:style-name="P2"><text:tab/></text:p>
      <text:p text:style-name="P2"><text:tab/><text:tab/>int option;</text:p>
      <text:p text:style-name="P2"><text:tab/><text:tab/></text:p>
      <text:p text:style-name="P2"><text:tab/><text:tab/>int position;</text:p>
      <text:p text:style-name="P2"><text:tab/><text:tab/>int choice;</text:p>
      <text:p text:style-name="P2"><text:tab/><text:tab/>int count = 0;</text:p>
      <text:p text:style-name="P2"><text:tab/><text:tab/></text:p>
      <text:p text:style-name="P2"><text:tab/><text:tab/>Scanner in = new Scanner(System.in);</text:p>
      <text:p text:style-name="P2"><text:tab/><text:tab/></text:p>
      <text:p text:style-name="P2"><text:tab/><text:tab/>double x1,y1,x2,y2,x3,y3,x4,y4,x5,y5,x6,y6;</text:p>
      <text:p text:style-name="P2"><text:tab/><text:tab/>ArrayList&lt;GeometricObject&gt; list = new ArrayList&lt;GeometricObject&gt;();</text:p>
      <text:p text:style-name="P2"/>
      <text:p text:style-name="P2"><text:tab/><text:tab/></text:p>
      <text:p text:style-name="P2"><text:tab/><text:tab/></text:p>
      <text:p text:style-name="P2"><text:tab/><text:tab/></text:p>
      <text:p text:style-name="P2"><text:tab/><text:tab/>do {</text:p>
      <text:p text:style-name="P2"><text:tab/><text:tab/><text:tab/>System.out.println("1. Create Rectangle \n2. Hexagon \n 3. Max Area of Two Objects");</text:p>
      <text:p text:style-name="P2"><text:tab/><text:tab/><text:tab/>option = in.nextInt();</text:p>
      <text:p text:style-name="P2"><text:tab/><text:tab/><text:tab/></text:p>
      <text:p text:style-name="P2"><text:tab/><text:tab/><text:tab/>switch(option) {</text:p>
      <text:p text:style-name="P2"><text:tab/><text:tab/><text:tab/><text:tab/>case 1:</text:p>
      <text:p text:style-name="P2"><text:tab/><text:tab/><text:tab/><text:tab/><text:tab/><text:tab/>System.out.println("Enter <text:s/>x <text:s/>Point 1");</text:p>
      <text:p text:style-name="P2"><text:tab/><text:tab/><text:tab/><text:tab/><text:tab/><text:tab/><text:tab/>x1 = in.nextDouble();</text:p>
      <text:p text:style-name="P2"><text:tab/><text:tab/><text:tab/><text:tab/><text:tab/><text:tab/>System.out.println("Enter <text:s/>y <text:s/>Point 1");</text:p>
      <text:p text:style-name="P2"><text:tab/><text:tab/><text:tab/><text:tab/><text:tab/><text:tab/><text:tab/>y1 = in.nextDouble();</text:p>
      <text:p text:style-name="P2"><text:tab/><text:tab/><text:tab/><text:tab/><text:tab/><text:tab/>System.out.println("Enter <text:s/>x <text:s/>Point 2");</text:p>
      <text:p text:style-name="P2"><text:tab/><text:tab/><text:tab/><text:tab/><text:tab/><text:tab/><text:tab/>x2 = in.nextDouble();</text:p>
      <text:p text:style-name="P2"><text:tab/><text:tab/><text:tab/><text:tab/><text:tab/><text:tab/>System.out.println("Enter <text:s/>y <text:s/>Point 2");</text:p>
      <text:p text:style-name="P2"><text:tab/><text:tab/><text:tab/><text:tab/><text:tab/><text:tab/><text:tab/>y2 = in.nextDouble();</text:p>
      <text:p text:style-name="P2"><text:tab/><text:tab/><text:tab/><text:tab/><text:tab/><text:tab/>System.out.println("Enter <text:s/>x Point 3");</text:p>
      <text:p text:style-name="P2"><text:tab/><text:tab/><text:tab/><text:tab/><text:tab/><text:tab/><text:tab/>x3 = in.nextDouble();</text:p>
      <text:p text:style-name="P2"><text:tab/><text:tab/><text:tab/><text:tab/><text:tab/><text:tab/>System.out.println("Enter <text:s/>y Point 3");</text:p>
      <text:p text:style-name="P2"><text:tab/><text:tab/><text:tab/><text:tab/><text:tab/><text:tab/><text:tab/>y3 = in.nextDouble();</text:p>
      <text:p text:style-name="P2"><text:tab/><text:tab/><text:tab/><text:tab/><text:tab/><text:tab/>System.out.println("Enter <text:s/>x Point 4");</text:p>
      <text:p text:style-name="P2"><text:soft-page-break/><text:tab/><text:tab/><text:tab/><text:tab/><text:tab/><text:tab/><text:tab/>x4 = in.nextDouble();</text:p>
      <text:p text:style-name="P2"><text:tab/><text:tab/><text:tab/><text:tab/><text:tab/><text:tab/>System.out.println("Enter <text:s/>y Point 4");</text:p>
      <text:p text:style-name="P2"><text:tab/><text:tab/><text:tab/><text:tab/><text:tab/><text:tab/><text:tab/>y4 = in.nextDouble();</text:p>
      <text:p text:style-name="P2"><text:tab/><text:tab/><text:tab/><text:tab/><text:tab/>list.add(new Rectangle(x1,y1,x2,y2,x3,y3,x4,y4));</text:p>
      <text:p text:style-name="P2"><text:tab/><text:tab/><text:tab/><text:tab/><text:tab/>count++;</text:p>
      <text:p text:style-name="P2"><text:tab/><text:tab/><text:tab/><text:tab/><text:tab/>break;</text:p>
      <text:p text:style-name="P2"><text:tab/><text:tab/><text:tab/><text:tab/>case 2:</text:p>
      <text:p text:style-name="P2"><text:tab/><text:tab/><text:tab/><text:tab/><text:tab/></text:p>
      <text:p text:style-name="P2"><text:tab/><text:tab/><text:tab/><text:tab/><text:tab/><text:tab/>System.out.println("Enter <text:s/>x <text:s/>Point 1");</text:p>
      <text:p text:style-name="P2"><text:tab/><text:tab/><text:tab/><text:tab/><text:tab/><text:tab/><text:tab/>x1 = in.nextDouble();</text:p>
      <text:p text:style-name="P2"><text:tab/><text:tab/><text:tab/><text:tab/><text:tab/><text:tab/>System.out.println("Enter <text:s/>y <text:s/>Point 1");</text:p>
      <text:p text:style-name="P2"><text:tab/><text:tab/><text:tab/><text:tab/><text:tab/><text:tab/><text:tab/>y1 = in.nextDouble();</text:p>
      <text:p text:style-name="P2"><text:tab/><text:tab/><text:tab/><text:tab/><text:tab/><text:tab/>System.out.println("Enter <text:s/>x <text:s/>Point 2");</text:p>
      <text:p text:style-name="P2"><text:tab/><text:tab/><text:tab/><text:tab/><text:tab/><text:tab/><text:tab/>x2 = in.nextDouble();</text:p>
      <text:p text:style-name="P2"><text:tab/><text:tab/><text:tab/><text:tab/><text:tab/><text:tab/>System.out.println("Enter <text:s/>y <text:s/>Point 2");</text:p>
      <text:p text:style-name="P2"><text:tab/><text:tab/><text:tab/><text:tab/><text:tab/><text:tab/><text:tab/>y2 = in.nextDouble();</text:p>
      <text:p text:style-name="P2"><text:tab/><text:tab/><text:tab/><text:tab/><text:tab/><text:tab/>System.out.println("Enter <text:s/>x Point 3");</text:p>
      <text:p text:style-name="P2"><text:tab/><text:tab/><text:tab/><text:tab/><text:tab/><text:tab/><text:tab/>x3 = in.nextDouble();</text:p>
      <text:p text:style-name="P2"><text:tab/><text:tab/><text:tab/><text:tab/><text:tab/><text:tab/>System.out.println("Enter <text:s/>y Point 3");</text:p>
      <text:p text:style-name="P2"><text:tab/><text:tab/><text:tab/><text:tab/><text:tab/><text:tab/><text:tab/>y3 = in.nextDouble();</text:p>
      <text:p text:style-name="P2"><text:tab/><text:tab/><text:tab/><text:tab/><text:tab/><text:tab/>System.out.println("Enter <text:s/>x Point 4");</text:p>
      <text:p text:style-name="P2"><text:tab/><text:tab/><text:tab/><text:tab/><text:tab/><text:tab/><text:tab/>x4 = in.nextDouble();</text:p>
      <text:p text:style-name="P2"><text:tab/><text:tab/><text:tab/><text:tab/><text:tab/><text:tab/>System.out.println("Enter <text:s/>y Point 4");</text:p>
      <text:p text:style-name="P2"><text:tab/><text:tab/><text:tab/><text:tab/><text:tab/><text:tab/><text:tab/>y4 = in.nextDouble();</text:p>
      <text:p text:style-name="P2"><text:tab/><text:tab/><text:tab/><text:tab/><text:tab/><text:tab/>System.out.println("Enter <text:s/>x Point 5");</text:p>
      <text:p text:style-name="P2"><text:tab/><text:tab/><text:tab/><text:tab/><text:tab/><text:tab/><text:tab/>x5 = in.nextDouble();</text:p>
      <text:p text:style-name="P2"><text:tab/><text:tab/><text:tab/><text:tab/><text:tab/><text:tab/>System.out.println("Enter <text:s/>y Point 5");</text:p>
      <text:p text:style-name="P2"><text:tab/><text:tab/><text:tab/><text:tab/><text:tab/><text:tab/><text:tab/>y5 = in.nextDouble();</text:p>
      <text:p text:style-name="P2"><text:tab/><text:tab/><text:tab/><text:tab/><text:tab/><text:tab/>System.out.println("Enter <text:s/>x Point 6");</text:p>
      <text:p text:style-name="P2"><text:tab/><text:tab/><text:tab/><text:tab/><text:tab/><text:tab/><text:tab/>x6 = in.nextDouble();</text:p>
      <text:p text:style-name="P2"><text:tab/><text:tab/><text:tab/><text:tab/><text:tab/><text:tab/>System.out.println("Enter <text:s/>y Point 6");</text:p>
      <text:p text:style-name="P2"><text:tab/><text:tab/><text:tab/><text:tab/><text:tab/><text:tab/><text:tab/>y6 = in.nextDouble();</text:p>
      <text:p text:style-name="P2"><text:tab/><text:tab/><text:tab/><text:tab/><text:tab/>list.add(new Hexagon(x1,y1,x2,y2,x3,y3,x4,y4,x5,y5,x6,y6));</text:p>
      <text:p text:style-name="P2"><text:tab/><text:tab/><text:tab/><text:tab/><text:tab/>count++;</text:p>
      <text:p text:style-name="P2"><text:tab/><text:tab/><text:tab/><text:tab/><text:tab/>break;</text:p>
      <text:p text:style-name="P2"><text:tab/><text:tab/><text:tab/><text:tab/>case 3:</text:p>
      <text:p text:style-name="P2"><text:tab/><text:tab/><text:tab/><text:tab/><text:tab/>printList(list , count );</text:p>
      <text:p text:style-name="P2"><text:tab/><text:tab/><text:tab/><text:tab/><text:tab/> int position1 = in.nextInt();</text:p>
      <text:p text:style-name="P2"><text:tab/><text:tab/><text:tab/><text:tab/><text:tab/> int position2 = in.nextInt();</text:p>
      <text:p text:style-name="P2"><text:tab/><text:tab/><text:tab/><text:tab/><text:tab/>//max(list , position1 , position2);</text:p>
      <text:p text:style-name="P2"/>
      <text:p text:style-name="P2"/>
      <text:p text:style-name="P2"/>
      <text:p text:style-name="P2"/>
      <text:p text:style-name="P2"><text:tab/><text:tab/><text:tab/><text:tab/>break;</text:p>
      <text:p text:style-name="P2"><text:tab/><text:tab/><text:tab/>}</text:p>
      <text:p text:style-name="P2"><text:tab/><text:tab/><text:tab/></text:p>
      <text:p text:style-name="P2"><text:tab/><text:tab/><text:tab/>System.out.println("1. to continue \n 0. to exit");</text:p>
      <text:p text:style-name="P2"><text:tab/><text:tab/><text:tab/>choice = in.nextInt();</text:p>
      <text:p text:style-name="P2"><text:tab/><text:tab/>}while (choice != 0);</text:p>
      <text:p text:style-name="P2"><text:tab/><text:tab/></text:p>
      <text:p text:style-name="P2"><text:tab/><text:tab/></text:p>
      <text:p text:style-name="P2"><text:soft-page-break/><text:tab/><text:tab/> </text:p>
      <text:p text:style-name="P2"><text:tab/><text:tab/></text:p>
      <text:p text:style-name="P2"><text:tab/>}</text:p>
      <text:p text:style-name="P2"/>
      <text:p text:style-name="P2"><text:s text:c="3"/>public static void printList(ArrayList&lt;GeometricObject&gt; list , int <text:s/>count ){</text:p>
      <text:p text:style-name="P2"><text:s text:c="3"/><text:tab/> for (int i = 0 ; i &lt; count ; i++)</text:p>
      <text:p text:style-name="P2"><text:s text:c="3"/><text:tab/> <text:tab/>list.get(i).getInfo();</text:p>
      <text:p text:style-name="P2"/>
      <text:p text:style-name="P2"/>
      <text:p text:style-name="P2"><text:s text:c="3"/>}</text:p>
      <text:p text:style-name="P2"/>
      <text:p text:style-name="P2"/>
      <text:p text:style-name="P2"><text:tab/></text:p>
      <text:p text:style-name="P2"/>
      <text:p text:style-name="P2"/>
      <text:p text:style-name="P2"><text:tab/></text:p>
      <text:p text:style-name="P2"/>
      <text:p text:style-name="P2"><text:tab/><text:tab/>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ScreenSho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xnet-IL </meta:initial-creator>
    <meta:creation-date>2015-10-29T11:55:17.838731246</meta:creation-date>
    <dc:date>2015-10-29T12:06:10.549449099</dc:date>
    <dc:creator>stuxnet-IL </dc:creator>
    <meta:editing-duration>PT10M51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8" meta:paragraph-count="265" meta:word-count="954" meta:character-count="7967" meta:non-whitespace-character-count="6327"/>
  </office:meta>
</office:document-meta>
</file>